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807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arket_skill_volu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job count</text:p>
          </table:table-cell>
          <table:table-cell/>
          <table:table-cell table:style-name="ce1" office:value-type="string" calcext:value-type="string">
            <text:p>Dataset size</text:p>
          </table:table-cell>
          <table:table-cell office:value-type="float" office:value="137792" calcext:value-type="float">
            <text:p>137792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2" office:value-type="date" office:date-value="2023-06-02" calcext:value-type="date">
            <text:p>2023-06-02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oo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a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jolicio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l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ry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o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v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p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z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too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s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desk-civil3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wo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-availabilit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483" calcext:value-type="float">
            <text:p>3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-as-cod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547" calcext:value-type="float">
            <text:p>1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-balanc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i-d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e-me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-strateg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e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-method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re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-green-deploymen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iido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ructuredtex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2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r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se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816" calcext:value-type="float">
            <text:p>4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669" calcext:value-type="float">
            <text:p>4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o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qu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ti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ng-system-environment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car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common-data-provi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anking-process-and-service-mod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n-data-analytics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ape-manager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dru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9169" calcext:value-type="float">
            <text:p>9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-serv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8212" calcext:value-type="float">
            <text:p>8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5956" calcext:value-type="float">
            <text:p>5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727" calcext:value-type="float">
            <text:p>4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171" calcext:value-type="float">
            <text:p>3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053" calcext:value-type="float">
            <text:p>1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plu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rospik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prise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yll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433" calcext:value-type="float">
            <text:p>2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tr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urance-information-ware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hu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n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-connec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fli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epli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z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y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ova-map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ho-kett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st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l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ocument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qu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care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ngo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ern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alchem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lux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al-time analytics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al-time databas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d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og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cale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ime-series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st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d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-archi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batch-application-contr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performance-management-off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master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ounc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nalytics-accelerato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ad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n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en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i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ig-replic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o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i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c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vi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dra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f-dot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-framewo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q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si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apl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la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j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721" calcext:value-type="float">
            <text:p>1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lt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sby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m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eli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-lighthou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performanc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al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y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ot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shader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db extensio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tia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er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g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ri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igration-utility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mpil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model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metal-c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rogramming-patte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tom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o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websphe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ett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f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ico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ws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kzeu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work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utomation-deci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onal-decis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cont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rocess-m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tana-observ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ardware-configura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ueworks-l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n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aching http prox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167" calcext:value-type="float">
            <text:p>6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ssi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n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opus-deplo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 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isecon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ess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-hel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bo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i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management platform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4269" calcext:value-type="float">
            <text:p>4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2165" calcext:value-type="float">
            <text:p>2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p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xif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y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assi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nt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8398" calcext:value-type="float">
            <text:p>8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-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ward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bo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ssian-bitbuck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istributed database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ex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f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dmai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xi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net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velopment-and-test-environ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automation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py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919" calcext:value-type="float">
            <text:p>3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pan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document-conver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u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graphql api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adoop platform</text:p>
          </table:table-cell>
          <table:table-cell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phe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-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X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ri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a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em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5781" calcext:value-type="float">
            <text:p>5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d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deployment-mana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m-templa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ice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um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ce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ventory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optimization---engineering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ririga-facilities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ystem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bug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cob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business-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monitoring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pendency-based-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extrem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management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lication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application-performance-management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virtualization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global-mai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cision-sup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performance-and-capacity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oy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fi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m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me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emory cache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un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669" calcext:value-type="float">
            <text:p>2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do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rel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i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bb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en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ing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ctoriaMetric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oscop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a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teleme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p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i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961" calcext:value-type="float">
            <text:p>9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954" calcext:value-type="float">
            <text:p>8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803" calcext:value-type="float">
            <text:p>1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s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e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o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9619" calcext:value-type="float">
            <text:p>9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h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, kuberne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rm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cher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-compo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mes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, kuberne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real-time data processing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 t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de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ek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-roo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torage orchestr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rder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transfer-ser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prox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ventory-visi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entr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nancial-transac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partner-engagem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transformation-ext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manager-on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data-inter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upply-chain-intelligence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tore-eng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upply-chain-business-netw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image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ox,-an-strategic-part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place-health-advi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igital-learning-subscri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-c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management-syst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application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st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i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z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workflow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file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connect-dir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file-transf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b2b-integ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libe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elop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load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serv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cloud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em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power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functional-te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ingress-control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f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sy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hybrid-ed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vi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librar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m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i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-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ki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ur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b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g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q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a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st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roup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container fea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1898" calcext:value-type="float">
            <text:p>21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7859" calcext:value-type="float">
            <text:p>17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6917" calcext:value-type="float">
            <text:p>16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6901" calcext:value-type="float">
            <text:p>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4467" calcext:value-type="float">
            <text:p>14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h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895" calcext:value-type="float">
            <text:p>4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363" calcext:value-type="float">
            <text:p>4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3679" calcext:value-type="float">
            <text:p>3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678" calcext:value-type="float">
            <text:p>2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37" calcext:value-type="float">
            <text:p>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o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-sw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stat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quer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-h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pg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m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29519" calcext:value-type="float">
            <text:p>2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1505" calcext:value-type="float">
            <text:p>1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smode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rra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sv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mc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-workfl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e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ealth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lanning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lexible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inical-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rol-des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nalytic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dvanced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forecas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disco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ashboa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o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haps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mpe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magi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o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m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n-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tool</text:p>
          </table:table-cell>
          <table:table-cell office:value-type="float" office:value="20982" calcext:value-type="float">
            <text:p>20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6394" calcext:value-type="float">
            <text:p>26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ps-s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5373" calcext:value-type="float">
            <text:p>15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8532" calcext:value-type="float">
            <text:p>8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6386" calcext:value-type="float">
            <text:p>6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en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en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inx-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pplication security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as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ar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ac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psy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-dire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4038" calcext:value-type="float">
            <text:p>4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u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cl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i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-oi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library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protocol</text:p>
          </table:table-cell>
          <table:table-cell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remote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isk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itl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ustodi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curity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i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o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directory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mmunications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ost-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curity-and-compliance-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uardium-data-encry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identity-ins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incident-forens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guardium-vulnerability-assess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randori-rec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v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arqub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tic analysis</text:p>
          </table:table-cell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eam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sity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vau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e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tr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ata-management-cons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du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819" calcext:value-type="float">
            <text:p>1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h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e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wr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m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 toolcha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olchain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8923" calcext:value-type="float">
            <text:p>8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i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power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5136" calcext:value-type="float">
            <text:p>5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trateg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4706" calcext:value-type="float">
            <text:p>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539" calcext:value-type="float">
            <text:p>3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b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plotl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.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ke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predictive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data-prepa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regres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likview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20677" calcext:value-type="float">
            <text:p>20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7689" calcext:value-type="float">
            <text:p>17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3757" calcext:value-type="float">
            <text:p>3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ocea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nix-met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mai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t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ster-data-managemen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netezza-performance-server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y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607" calcext:value-type="float">
            <text:p>1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r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ocument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p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storedb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megamon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imest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ix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189" calcext:value-type="float">
            <text:p>1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warehous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vent-st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er-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149" calcext:value-type="float">
            <text:p>3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795" calcext:value-type="float">
            <text:p>2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y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-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-flexibl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ab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managed-in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ache-for-red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aria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ig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p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lloydb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realtime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mory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4455" calcext:value-type="float">
            <text:p>4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email-service-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mpli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in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ice-f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ps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me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nalysis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166" calcext:value-type="float">
            <text:p>3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83" calcext:value-type="float">
            <text:p>1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137" calcext:value-type="float">
            <text:p>1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rketing-platform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th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ynaps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ex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ream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ub/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treaming-for-apache-kafka-m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mpo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ur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ke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alytics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ensearch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wer-bi-embe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insigh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raph-data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earth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service-manag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haos-studi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-server-for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healthcare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hyb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ush-notif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untimes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queue-service-sq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notification-service-s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ep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vent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workflows-for-apache-airflow-mw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ell-architected-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rchitecture strateg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formation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domai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external-ident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busin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ockchain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block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antum-ledger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ipe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215" calcext:value-type="float">
            <text:p>3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-ac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is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k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sh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veyor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ateway-appli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vings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udg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and-usage-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erved-instance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vone-network-performan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network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953" calcext:value-type="float">
            <text:p>8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093" calcext:value-type="float">
            <text:p>3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service-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573" calcext:value-type="float">
            <text:p>2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mb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502" calcext:value-type="float">
            <text:p>2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mwar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ql-server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l-z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eans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fab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server-on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nux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mput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ring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dicated-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an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mwar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-scale-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tic-web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erless-application-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ute-opti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spot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re-metal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ot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ycle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personality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571" calcext:value-type="float">
            <text:p>3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kubernetes-service-e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service-(ec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onfig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r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kubernetes-engine-g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registry-(ec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-for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d-hat-open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-hat-openshift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ubernetes-applications-on-google-cloud-market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n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rtifact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veloper-tools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fle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ustomer suppor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serve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reaming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cision-optimiz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738" calcext:value-type="float">
            <text:p>6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653" calcext:value-type="float">
            <text:p>3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ployment-environmen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as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409" calcext:value-type="float">
            <text:p>1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control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power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co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ools-and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x-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k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works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ource-reposit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ched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mand-line-interface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open-sourc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v-box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ult-injection-sim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crash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test-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n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st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tif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te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op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-tool-integ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continuous-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obotic-proc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o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management-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application-developer-webspher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erformance-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architect-system-engin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q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teractive-system-productivity-fac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software-architect-desig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developer-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orkspaces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d user comput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evops-experience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object-storage:-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content-service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aymen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ial service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ame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umber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cal-imaging-s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ealthcare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distributed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(a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senti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xpressro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-for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nexu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dular-data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dat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2033" calcext:value-type="float">
            <text:p>2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gic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manager-for-energy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g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pub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ime-serie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devi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green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gital-tw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otification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10-iot-cor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rtner-de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ree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 (iot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veeam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heal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577" calcext:value-type="float">
            <text:p>3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l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g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te-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uepr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-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update-management-cent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ffic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ght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wa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fender-external-attack-surfa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rganiz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415" calcext:value-type="float">
            <text:p>2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ystem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usted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t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trol-t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cens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-for-promethe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management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-health-dash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s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at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-mobile-appl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p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303" calcext:value-type="float">
            <text:p>1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rraform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ploymen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arbon-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g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-service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pl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nco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ve-and-on-demand-st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ive-stream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and gam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teractive-video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trans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imbl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lication-mi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discove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base-migration-service-d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fer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inframe-moder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-data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migration-service-m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evalu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oundation-tool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mote-ren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bject-anchor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5416" calcext:value-type="float">
            <text:p>5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xama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rdu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om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oute-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catio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ctrum-access-system-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ad-balan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tual-private-cloud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lication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ront-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p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ivate-service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function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out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ybrid-conne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dos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ffic-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intelligenc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s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connectiv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obal-accel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service-t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5g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-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ternet-analyz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nito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g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error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prof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round-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atelli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1103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orkfl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virtual-ser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storage-service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73" calcext:value-type="float">
            <text:p>1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ac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lock-store-(eb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ob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orage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file-system-(ef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3-glac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s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disaster-recovery-d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torage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eu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s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backup-and-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hiv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l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lastic-san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app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-for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ersistent-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lustre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now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cal-s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-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ab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horizon-cloud-on-microsoft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itrix-virtual-apps-and-desktops-for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gnal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r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ustom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nso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s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gem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oduct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yto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i-infra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ore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reh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cienc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-data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ations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deo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nsorflow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ocument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trics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ed-ai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ertex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t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no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cri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ct-center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g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ops-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lexa-for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gmented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uto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ai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ialog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nslat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o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ed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k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orm-recogn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ns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en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-for-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met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equi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ache-mx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i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aker-rec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feren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gnos-analytic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natural-language-understa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knowledg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3580" calcext:value-type="float">
            <text:p>3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di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52" calcext:value-type="float">
            <text:p>2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35" calcext:value-type="float">
            <text:p>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key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am-ident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01" calcext:value-type="float">
            <text:p>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o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eb-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ccess-transpa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ey-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dential-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urity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twork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olicy-intelli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ource-acces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y-management-service-k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gn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networ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ret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rtif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ertificat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uardd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dic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sp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loss-pre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te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pc-service-contr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urity-command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aged-service-for-microsoft-activ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r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sset-inven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us-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e-gatewa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i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oftware-delivery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atte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erto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verify-gover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ertificate-authorit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eyondcorp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worklo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infrastructur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ata storag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bloc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storag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-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visualization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tly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2T12:08:06.765202147</dc:date>
    <meta:editing-duration>PT12M30S</meta:editing-duration>
    <meta:editing-cycles>8</meta:editing-cycles>
    <meta:generator>LibreOffice/7.4.5.1$Linux_X86_64 LibreOffice_project/40$Build-1</meta:generator>
    <meta:document-statistic meta:table-count="1" meta:cell-count="7317" meta:object-count="0"/>
  </office:meta>
</office:document-meta>
</file>